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adpis1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/>
    </style:style>
    <style:style style:name="T3" style:parent-style-name="Predvolenépísmoodseku" style:family="text">
      <style:text-properties fo:font-weight="bold" style:font-weight-asian="bold"/>
    </style:style>
    <style:style style:name="T4" style:parent-style-name="Predvolenépísmoodseku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8. Stretnutie<text:s/></text:h>
      <text:p text:style-name="Normálny"><text:span text:style-name="T2">Dátum:</text:span><text:s/>24.10.2013</text:p>
      <text:p text:style-name="Normálny"><text:span text:style-name="T3">Zúčastnení:</text:span><text:s/>Adam Horváth, Peter Šulík</text:p>
      <text:p text:style-name="Normálny">Poznámka: Vzhľadom na to, že<text:s/>pre neočakávané okolnosti sa nebolo možné<text:s/>stretnúť v dohodnutom čase 17:00 – 18:00 štvrtok, nemohli sa<text:s/>zúčastniť všetci členovia.</text:p>
      <text:p text:style-name="Normálny"><text:span text:style-name="T4">Agenda:</text:span><text:s text:c="2"/>Prediskutovať vypracovaný dokument „Analýza technológií, dekompozícia a dátový model“: Dokument bol vypracovaný spoločnými silami na predchádzajúcom stretnutí tímu. Po debate s vedúcim projektu vysvitlo, že na dokumente<text:s/>treba ešte pracovať a udal nám konkrétne zmeny, ktoré si zapísal Peter. Na konci stretnutia vedúci popísal ďalšie plány a dal rady, ako lepšie zvládnuť nasledovné úlohy.</text:p>
      <text:p text:style-name="Normálny">Ako ďalší postup sa zvolilo úprava dokumentu do prijateľnej podoby členmi tímu. Peter<text:s/>uloží dokument v pôvodnom stave spolu so zapísanými zmenami do repozitára. Začne sa práca na návrhu projektu. Pri tomto návrhu nám vedúci projektu odporučil, aby sme brali ohľad na budúce úlohy a to protokoly k testovacím postupom a samotné testovanie a implementácia<text:s/>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am</meta:initial-creator>
    <dc:creator>Adam</dc:creator>
    <meta:creation-date>2013-10-27T13:43:00Z</meta:creation-date>
    <dc:date>2013-10-27T15:17:00Z</dc:date>
    <meta:template xlink:href="Normal" xlink:type="simple"/>
    <meta:editing-cycles>2</meta:editing-cycles>
    <meta:editing-duration>PT5640S</meta:editing-duration>
    <meta:document-statistic meta:page-count="1" meta:paragraph-count="1" meta:word-count="147" meta:character-count="984" meta:row-count="6" meta:non-whitespace-character-count="838"/>
  </office:meta>
</office:document-meta>
</file>